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3a5a"/>
    </style:style>
    <style:style style:name="P2" style:family="paragraph" style:parent-style-name="Standard">
      <style:text-properties officeooo:rsid="002096ff" officeooo:paragraph-rsid="002096ff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paragraph-rsid="001e790a"/>
    </style:style>
    <style:style style:name="P4" style:family="paragraph" style:parent-style-name="Standard">
      <style:text-properties officeooo:rsid="001e790a" officeooo:paragraph-rsid="001e790a"/>
    </style:style>
    <style:style style:name="P5" style:family="paragraph" style:parent-style-name="Standard">
      <style:text-properties style:text-underline-style="none" officeooo:paragraph-rsid="002180b1"/>
    </style:style>
    <style:style style:name="P6" style:family="paragraph" style:parent-style-name="Standard">
      <style:text-properties officeooo:paragraph-rsid="0026051d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officeooo:rsid="002180b1" officeooo:paragraph-rsid="002180b1"/>
    </style:style>
    <style:style style:name="P9" style:family="paragraph" style:parent-style-name="Standard">
      <style:text-properties officeooo:paragraph-rsid="002ac23d"/>
    </style:style>
    <style:style style:name="P10" style:family="paragraph" style:parent-style-name="Standard">
      <style:text-properties style:text-underline-style="none" officeooo:paragraph-rsid="002b7fd5"/>
    </style:style>
    <style:style style:name="P11" style:family="paragraph" style:parent-style-name="Standard">
      <style:text-properties officeooo:paragraph-rsid="002ceffe"/>
    </style:style>
    <style:style style:name="T1" style:family="text">
      <style:text-properties officeooo:rsid="001f9a4e"/>
    </style:style>
    <style:style style:name="T2" style:family="text">
      <style:text-properties officeooo:rsid="00279561"/>
    </style:style>
    <style:style style:name="T3" style:family="text">
      <style:text-properties officeooo:rsid="0028a492"/>
    </style:style>
    <style:style style:name="T4" style:family="text">
      <style:text-properties officeooo:rsid="00291842"/>
    </style:style>
    <style:style style:name="T5" style:family="text">
      <style:text-properties officeooo:rsid="002180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>Create database ebay<text:span text:style-name="T1">test</text:span>;</text:p>
      <text:p text:style-name="Standard">use ebay<text:span text:style-name="T1">test</text:span>;</text:p>
      <text:p text:style-name="Standard"/>
      <text:p text:style-name="Standard">/* Category table - <text:s/>*/</text:p>
      <text:p text:style-name="Standard"/>
      <text:p text:style-name="Standard">CREATE TABLE category (</text:p>
      <text:p text:style-name="Standard"><text:s text:c="2"/>category_id INT NOT NULL AUTO_INCREMENT,</text:p>
      <text:p text:style-name="Standard"><text:s text:c="2"/>category_name VARCHAR(100) NOT NULL,</text:p>
      <text:p text:style-name="Standard"><text:s text:c="2"/>PRIMARY KEY (category_id));</text:p>
      <text:p text:style-name="Standard"/>
      <text:p text:style-name="Standard">/* sub- category table- */</text:p>
      <text:p text:style-name="Standard"/>
      <text:p text:style-name="Standard">CREATE TABLE sub_category (</text:p>
      <text:p text:style-name="Standard"><text:s text:c="2"/>sub_category_id INT NOT NULL AUTO_INCREMENT,</text:p>
      <text:p text:style-name="Standard"><text:s text:c="2"/>category_id INT NOT NULL,</text:p>
      <text:p text:style-name="Standard"><text:s text:c="2"/>sub_category_name VARCHAR(100) NOT NULL,</text:p>
      <text:p text:style-name="Standard"><text:s text:c="2"/>PRIMARY KEY (sub_category_id),</text:p>
      <text:p text:style-name="P6"><text:s text:c="2"/>foreign key(category_id) references category(category_id) ON DELETE CASCADE</text:p>
      <text:p text:style-name="Standard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Standard">CREATE TABLE user (</text:p>
      <text:p text:style-name="Standard"><text:s text:c="2"/>user_id INT NOT NULL AUTO_INCREMENT,</text:p>
      <text:p text:style-name="Standard"><text:s text:c="2"/>user_fname VARCHAR(100) NOT NULL,</text:p>
      <text:p text:style-name="Standard"><text:s text:c="2"/>user_lname VARCHAR(100) NOT NULL,</text:p>
      <text:p text:style-name="Standard"><text:s text:c="2"/>user_email VARCHAR(255) NOT NULL,</text:p>
      <text:p text:style-name="Standard"><text:s text:c="2"/>user_password VARCHAR(150) NOT NULL,</text:p>
      <text:p text:style-name="Standard"><text:s text:c="2"/>user_country VARCHAR(100) default 'India',</text:p>
      <text:p text:style-name="Standard"><text:s text:c="2"/>user_address VARCHAR(255),</text:p>
      <text:p text:style-name="Standard"><text:s text:c="2"/>user_city VARCHAR(255),</text:p>
      <text:p text:style-name="P1"><text:s text:c="2"/>user_state VARCHAR(200),</text:p>
      <text:p text:style-name="Standard"><text:s text:c="2"/>user_pincode INT default 8888,</text:p>
      <text:p text:style-name="Standard"><text:s text:c="2"/>user_phone VARCHAR(50),</text:p>
      <text:p text:style-name="Standard"><text:s text:c="2"/>PRIMARY KEY (user_id)</text:p>
      <text:p text:style-name="Standard"><text:s text:c="2"/>);</text:p>
      <text:p text:style-name="Standard"/>
      <text:p text:style-name="Standard"/>
      <text:p text:style-name="P4">insert into category (category_name) values ('<text:span text:style-name="T2">Data Storage</text:span>'),('Fashion'),('<text:span text:style-name="T2">Beauty Health &amp; Grocery</text:span>');</text:p>
      <text:p text:style-name="P3"/>
      <text:p text:style-name="P2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2"/>
      <text:p text:style-name="P8">insert into sub_category (category_id,sub_category_name) values (1,'<text:span text:style-name="T2">Pen Drives</text:span>'),(1,'<text:span text:style-name="T3">Memory Cards</text:span>'),(1,'<text:span text:style-name="T4">Hard Drives</text:span>');</text:p>
      <text:p text:style-name="P9"><text:span text:style-name="T5">insert into sub_category (category_id,sub_category_name) values (2,'</text:span>Clothing &amp; Accessories<text:span text:style-name="T5">'),(2,'</text:span>Watches<text:span text:style-name="T5">'),(2,'Shoes');</text:span></text:p>
      <text:p text:style-name="P11"><text:span text:style-name="T5">insert into sub_category (category_id,sub_category_name) values (3,'</text:span>Personal Care Devices<text:span text:style-name="T5">'),(3,'</text:span>Skin Care<text:span text:style-name="T5">'),(3,'</text:span>Health Care &amp; Instruments<text:span text:style-name="T5">');</text:span></text:p>
      <text:p text:style-name="P10"><text:soft-page-break/></text:p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3-15T16:41:57.276159466</dc:date>
    <meta:editing-cycles>56</meta:editing-cycles>
    <meta:editing-duration>PT4H14M46S</meta:editing-duration>
    <meta:generator>LibreOffice/5.1.6.2$Linux_X86_64 LibreOffice_project/10m0$Build-2</meta:generator>
    <meta:document-statistic meta:table-count="0" meta:image-count="0" meta:object-count="0" meta:page-count="2" meta:paragraph-count="35" meta:word-count="159" meta:character-count="1513" meta:non-whitespace-character-count="13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